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00" officeooo:paragraph-rsid="000fed00"/>
    </style:style>
    <style:style style:name="P2" style:family="paragraph" style:parent-style-name="Standard">
      <style:text-properties officeooo:rsid="0011bb80" officeooo:paragraph-rsid="0011bb80"/>
    </style:style>
    <style:style style:name="P3" style:family="paragraph" style:parent-style-name="Standard">
      <style:text-properties officeooo:rsid="00138780" officeooo:paragraph-rsid="00138780"/>
    </style:style>
    <style:style style:name="T1" style:family="text">
      <style:text-properties officeooo:rsid="000fed00"/>
    </style:style>
    <style:style style:name="T2" style:family="text">
      <style:text-properties officeooo:rsid="0011bb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bb80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führung in die Informatik</text:p>
      <text:p text:style-name="P1">Übung 4</text:p>
      <text:p text:style-name="P1">Tim Rumrich</text:p>
      <text:p text:style-name="P1">Dienstag 10Uhr</text:p>
      <text:p text:style-name="P1"/>
      <text:p text:style-name="P1">4.1</text:p>
      <text:p text:style-name="P1">a</text:p>
      <text:p text:style-name="P1">ssh <text:a xlink:type="simple" xlink:href="mailto:trumr001@login1.cs.hs-rm.de" text:style-name="Internet_20_link" text:visited-style-name="Visited_20_Internet_20_Link">trumr001@login1.cs.hs-rm.de</text:a></text:p>
      <text:p text:style-name="P1"/>
      <text:p text:style-name="P1">b</text:p>
      <text:p text:style-name="P1">trumr001@scooter:~$ hostname</text:p>
      <text:p text:style-name="P1">scooter</text:p>
      <text:p text:style-name="P1"/>
      <text:p text:style-name="P1">c</text:p>
      <text:p text:style-name="P1">who</text:p>
      <text:p text:style-name="P1">dschm002 pts/0 <text:s text:c="7"/>2019-11-12 09:47 (10.156.7.50)</text:p>
      <text:p text:style-name="P1">sbout001 pts/1 <text:s text:c="7"/>2019-11-12 08:28 (10.156.4.164)</text:p>
      <text:p text:style-name="P1">rkusc001 pts/2 <text:s text:c="7"/>2019-11-12 10:08 (10.18.97.19)</text:p>
      <text:p text:style-name="P1">eyesi001 pts/3 <text:s text:c="7"/>2019-11-12 09:15 (10.156.2.47)</text:p>
      <text:p text:style-name="P1">afuel001 pts/4 <text:s text:c="7"/>2019-11-12 10:33 (10.156.4.163)</text:p>
      <text:p text:style-name="P1"/>
      <text:p text:style-name="P1">d</text:p>
      <text:p text:style-name="P1">uname -po</text:p>
      <text:p text:style-name="P1">unknown GNU/Linux</text:p>
      <text:p text:style-name="P1"/>
      <text:p text:style-name="P1">e</text:p>
      <text:p text:style-name="P1">exit</text:p>
      <text:p text:style-name="P1"/>
      <text:p text:style-name="P1">f</text:p>
      <text:p text:style-name="P1">ssh -X hsrm <text:s/>------- <text:span text:style-name="T2">&gt; </text:span><text:span text:style-name="T4">hab ich in meiner .ssh/config angepasst</text:span></text:p>
      <text:p text:style-name="P1">trumr001@login1.cs.hs-rm.de's password: </text:p>
      <text:p text:style-name="P1">Linux scooter 4.19.0-6-amd64 #1 SMP Debian 4.19.67-2 (2019-08-28) x86_64</text:p>
      <text:p text:style-name="P1"/>
      <text:p text:style-name="P1">trumr001@scooter:~$ ssh -X lx1-01</text:p>
      <text:p text:style-name="P1">The authenticity of host 'lx1-01 (10.18.81.101)' can't be established.</text:p>
      <text:p text:style-name="P1">ECDSA key fingerprint is SHA256:ECLK9u+luxBz29eLNtxldSZo7SjIWj8BLjenCU9wXC8.</text:p>
      <text:p text:style-name="P1">Are you sure you want to continue connecting (yes/no)? yes</text:p>
      <text:p text:style-name="P1">Warning: Permanently added 'lx1-01,10.18.81.101' (ECDSA) to the list of known hosts.</text:p>
      <text:p text:style-name="P1">trumr001@lx1-01's password: </text:p>
      <text:p text:style-name="P1">Linux lx1-01 4.19.0-6-amd64 #1 SMP Debian 4.19.67-2+deb10u1 (2019-09-20) x86_64</text:p>
      <text:p text:style-name="P1"/>
      <text:p text:style-name="P1">trumr001@lx1-01:~$ xterm &amp;</text:p>
      <text:p text:style-name="P1">[1] 10552</text:p>
      <text:p text:style-name="P1"/>
      <text:p text:style-name="P1">4.2</text:p>
      <text:p text:style-name="P2">a</text:p>
      <text:p text:style-name="P2">scp hsrm:/etc/hosts . <text:span text:style-name="T1">------- </text:span>&gt; <text:span text:style-name="T3">hab ich in meiner .ssh/config angepasst</text:span></text:p>
      <text:p text:style-name="P1"/>
      <text:p text:style-name="P2">b</text:p>
      <text:p text:style-name="P3">ssh hsrm</text:p>
      <text:p text:style-name="P3">scp hosts trumr001@&lt;rechner&gt;:/tmp/hosts.tim</text:p>
      <text:p text:style-name="P2"/>
      <text:p text:style-name="P3"><text:soft-page-break/>c</text:p>
      <text:p text:style-name="P3">ssh trumr001@&lt;rechner&gt;</text:p>
      <text:p text:style-name="P3">rm <text:span text:style-name="T5">/tmp /hosts.tim</text:span></text:p>
      <text:p text:style-name="P3"><text:span text:style-name="T5"/></text:p>
      <text:p text:style-name="P1">4.3</text:p>
      <text:p text:style-name="P3">a</text:p>
      <text:p text:style-name="P3"/>
      <text:p text:style-name="P3">b</text:p>
      <text:p text:style-name="P3"/>
      <text:p text:style-name="P3">c</text:p>
      <text:p text:style-name="P3"/>
      <text:p text:style-name="P3">d</text:p>
      <text:p text:style-name="P1"/>
      <text:p text:style-name="P1">4.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10:32:03.416642220</meta:creation-date>
    <dc:date>2019-11-12T11:55:39.721739205</dc:date>
    <meta:editing-duration>PT53M5S</meta:editing-duration>
    <meta:editing-cycles>1</meta:editing-cycles>
    <meta:document-statistic meta:table-count="0" meta:image-count="0" meta:object-count="0" meta:page-count="2" meta:paragraph-count="50" meta:word-count="161" meta:character-count="1245" meta:non-whitespace-character-count="1096"/>
    <meta:generator>LibreOffice/6.3.3.2.0$Linux_X86_64 LibreOffice_project/3de445f0488b6b3c405222dbea27cd0e1481200f</meta:generator>
  </office:meta>
</office:document-meta>
</file>